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OTAS DEL PROYECTO DE LENGUAJE DE MARCAS</text:span></text:p>
      <text:p text:style-name="P1"><text:span text:style-name="T2"/></text:p>
      <text:p text:style-name="P1"><text:span text:style-name="T3">Imágenes con licencia Creative Commons</text:span></text:p>
      <text:p text:style-name="P1"><text:span text:style-name="T4">Fuente:<text:s/></text:span><text:a xlink:href="https://ayudaleyprotecciondatos.es/2019/02/18/como-saber-si-una-imagen-tiene-derechos-de-autor/#Los_derechos_de_autor_en_Internet"><text:span text:style-name="T5">https://ayudaleyprotecciondatos.es/2019/02/18/como-saber-si-una-imagen-tiene-derechos-de-autor/#Los_derechos_de_autor_en_Internet</text:span></text:a><text:span text:style-name="T6"/></text:p>
      <text:p text:style-name="P1"><text:span text:style-name="T7">PASO 1</text:span></text:p>
      <text:p text:style-name="P1"><text:span text:style-name="T7">Abrir Google y buscar imágenes. Entrar en "búsqueda avanzada".</text:span><text:span text:style-name="T8"/></text:p>
      <text:p text:style-name="P1"><text:span text:style-name="T9">PASO 2</text:span></text:p>
      <text:p text:style-name="P1"><text:span text:style-name="T9">Poner lo que se quiera en "todas las palabras" y buscar por derechos de uso.</text:span></text:p>
      <text:p text:style-name="P2"><text:span text:style-name="T10"/></text:p>
      <text:p text:style-name="P3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